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95in" text:min-label-width="0.25in" text:list-level-position-and-space-mode="label-alignment">
          <style:list-level-label-alignment text:label-followed-by="listtab" fo:margin-left="3.0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95in" text:min-label-width="0.25in" text:list-level-position-and-space-mode="label-alignment">
          <style:list-level-label-alignment text:label-followed-by="listtab" fo:margin-left="3.5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95in" text:min-label-width="0.25in" text:list-level-position-and-space-mode="label-alignment">
          <style:list-level-label-alignment text:label-followed-by="listtab" fo:margin-left="4.0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95in" text:min-label-width="0.25in" text:list-level-position-and-space-mode="label-alignment">
          <style:list-level-label-alignment text:label-followed-by="listtab" fo:margin-left="4.5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1" style:master-page-name="MP0" style:family="paragraph">
      <style:paragraph-properties fo:break-before="page" fo:margin-bottom="0.0416in" fo:line-height="100%"/>
      <style:text-properties style:font-name="Georgia" style:font-name-asian="Times New Roman" fo:color="#000000" style:letter-kerning="true" fo:font-size="21.5pt" style:font-size-asian="21.5pt" style:font-size-complex="21.5pt" fo:language="de" fo:country="DE"/>
    </style:style>
    <style:style style:name="P2" style:parent-style-name="Standard1" style:family="paragraph">
      <style:paragraph-properties fo:margin-top="0.0833in" fo:margin-bottom="0.0833in" fo:line-height="100%"/>
    </style:style>
    <style:style style:name="T3" style:parent-style-name="Absatz-Standardschriftart1" style:family="text">
      <style:text-properties style:font-name="Arial" style:font-name-asian="Times New Roman" style:font-name-complex="Arial" fo:font-weight="bold" style:font-weight-asian="bold" style:font-weight-complex="bold" fo:color="#222222" fo:font-size="10.5pt" style:font-size-asian="10.5pt" style:font-size-complex="10.5pt" fo:language="de" fo:country="DE"/>
    </style:style>
    <style:style style:name="T4" style:parent-style-name="Absatz-Standardschriftart1" style:family="text">
      <style:text-properties style:font-name="Arial" style:font-name-asian="Times New Roman" style:font-name-complex="Arial" fo:font-weight="bold" style:font-weight-asian="bold" style:font-weight-complex="bold" fo:color="#222222" fo:font-size="10.5pt" style:font-size-asian="10.5pt" style:font-size-complex="10.5pt" fo:language="de" fo:country="DE"/>
    </style:style>
    <style:style style:name="T5" style:parent-style-name="Absatz-Standardschriftart1" style:family="text">
      <style:text-properties style:font-name="Arial" style:font-name-asian="Times New Roman" style:font-name-complex="Arial" style:font-weight-complex="bold" fo:color="#222222" fo:font-size="10.5pt" style:font-size-asian="10.5pt" style:font-size-complex="10.5pt" fo:language="de" fo:country="DE"/>
    </style:style>
    <style:style style:name="T6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7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8" style:parent-style-name="Absatz-Standardschriftart1" style:family="text">
      <style:text-properties style:font-name="Arial" style:font-name-asian="Times New Roman" style:font-name-complex="Arial" fo:color="#0B0080" fo:font-size="10.5pt" style:font-size-asian="10.5pt" style:font-size-complex="10.5pt" style:text-underline-type="single" style:text-underline-style="solid" style:text-underline-width="auto" style:text-underline-mode="continuous" style:text-underline-color="#000000" fo:language="de" fo:country="DE"/>
    </style:style>
    <style:style style:name="T9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10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11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12" style:parent-style-name="Hyperlink" style:family="text">
      <style:text-properties style:font-name="Arial" style:font-name-asian="Times New Roman" style:font-name-complex="Arial" fo:font-size="10.5pt" style:font-size-asian="10.5pt" style:font-size-complex="10.5pt" fo:language="de" fo:country="DE"/>
    </style:style>
    <style:style style:name="T13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14" style:parent-style-name="Hyperlink" style:family="text">
      <style:text-properties style:font-name="Arial" style:font-name-asian="Times New Roman" style:font-name-complex="Arial" fo:font-size="10.5pt" style:font-size-asian="10.5pt" style:font-size-complex="10.5pt" fo:language="de" fo:country="DE"/>
    </style:style>
    <style:style style:name="T15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16" style:parent-style-name="Absatz-Standardschriftart1" style:family="text">
      <style:text-properties style:font-name="Arial" style:font-name-asian="Times New Roman" style:font-name-complex="Arial" fo:color="#0B0080" fo:font-size="10.5pt" style:font-size-asian="10.5pt" style:font-size-complex="10.5pt" style:text-underline-type="single" style:text-underline-style="solid" style:text-underline-width="auto" style:text-underline-mode="continuous" style:text-underline-color="#000000" fo:language="de" fo:country="DE"/>
    </style:style>
    <style:style style:name="T17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P18" style:parent-style-name="Überschrift21" style:family="paragraph">
      <style:paragraph-properties fo:margin-top="0.1666in" fo:margin-bottom="0.0416in" fo:background-color="#FFFFFF"/>
    </style:style>
    <style:style style:name="T19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20" style:parent-style-name="StandardWeb1" style:family="paragraph">
      <style:paragraph-properties fo:margin-top="0.0833in" fo:margin-bottom="0.0833in" fo:background-color="#FFFFFF"/>
    </style:style>
    <style:style style:name="T21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2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3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4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5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6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7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T28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9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T30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31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32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33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34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T35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P36" style:parent-style-name="StandardWeb1" style:family="paragraph">
      <style:paragraph-properties fo:margin-top="0.0833in" fo:margin-bottom="0.0833in" fo:background-color="#FFFFFF"/>
    </style:style>
    <style:style style:name="T37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38" style:parent-style-name="StandardWeb1" style:family="paragraph">
      <style:paragraph-properties fo:margin-top="0.0833in" fo:margin-bottom="0.0833in" fo:background-color="#FFFFFF"/>
    </style:style>
    <style:style style:name="T39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40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41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T42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P43" style:parent-style-name="StandardWeb1" style:list-style-name="LFO1" style:family="paragraph">
      <style:paragraph-properties fo:margin-top="0.0833in" fo:margin-bottom="0.0833in" fo:background-color="#FFFFFF"/>
    </style:style>
    <style:style style:name="T44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P45" style:parent-style-name="StandardWeb1" style:list-style-name="LFO1" style:family="paragraph">
      <style:paragraph-properties fo:margin-top="0.0833in" fo:margin-bottom="0.0833in" fo:background-color="#FFFFFF"/>
    </style:style>
    <style:style style:name="T46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P47" style:parent-style-name="StandardWeb1" style:list-style-name="LFO1" style:family="paragraph">
      <style:paragraph-properties fo:margin-top="0.0833in" fo:margin-bottom="0.0833in" fo:background-color="#FFFFFF"/>
    </style:style>
    <style:style style:name="T48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P49" style:parent-style-name="Überschrift21" style:family="paragraph">
      <style:paragraph-properties fo:margin-top="0.1666in" fo:margin-bottom="0.0416in" fo:background-color="#FFFFFF"/>
    </style:style>
    <style:style style:name="T50" style:parent-style-name="mw-headline" style:family="text">
      <style:text-properties style:font-name="Arial" style:font-name-complex="Arial" style:use-window-font-color="true" fo:font-size="10.5pt" style:font-size-asian="10.5pt" style:font-size-complex="10.5pt" fo:language="de" fo:country="DE"/>
    </style:style>
    <style:style style:name="P51" style:parent-style-name="Standard1" style:list-style-name="LFO2" style:family="paragraph">
      <style:paragraph-properties fo:margin-top="0.0694in" fo:margin-bottom="0.0166in" fo:line-height="100%" fo:background-color="#FFFFFF"/>
      <style:text-properties style:font-name="Arial" style:font-name-complex="Arial" fo:font-size="10.5pt" style:font-size-asian="10.5pt" style:font-size-complex="10.5pt" fo:language="de" fo:country="DE"/>
    </style:style>
    <style:style style:name="P52" style:parent-style-name="Listenabsatz1" style:list-style-name="LFO2" style:family="paragraph">
      <style:paragraph-properties fo:margin-top="0.0694in" fo:margin-bottom="0.0166in" fo:line-height="100%" fo:background-color="#FFFFFF"/>
    </style:style>
    <style:style style:name="T53" style:parent-style-name="Absatz-Standardschriftart" style:family="text">
      <style:text-properties style:font-name="Arial" style:font-name-complex="Arial" fo:font-size="10.5pt" style:font-size-asian="10.5pt" style:font-size-complex="10.5pt" fo:language="de" fo:country="DE"/>
    </style:style>
    <style:style style:name="T54" style:parent-style-name="Absatz-Standardschriftart" style:family="text">
      <style:text-properties style:font-name="Arial" style:font-name-complex="Arial" fo:font-size="10.5pt" style:font-size-asian="10.5pt" style:font-size-complex="10.5pt" fo:language="de" fo:country="DE"/>
    </style:style>
    <style:style style:name="T55" style:parent-style-name="Absatz-Standardschriftart" style:family="text">
      <style:text-properties style:font-name="Arial" style:font-name-complex="Arial" fo:font-size="10.5pt" style:font-size-asian="10.5pt" style:font-size-complex="10.5pt" fo:language="de" fo:country="DE"/>
    </style:style>
    <style:style style:name="P56" style:parent-style-name="Listenabsatz1" style:list-style-name="LFO3" style:family="paragraph">
      <style:paragraph-properties fo:margin-top="0.0694in" fo:margin-bottom="0.0166in" fo:line-height="100%" fo:background-color="#FFFFFF"/>
      <style:text-properties style:font-name="Arial" style:font-name-complex="Arial" fo:font-size="10.5pt" style:font-size-asian="10.5pt" style:font-size-complex="10.5pt" fo:language="de" fo:country="DE"/>
    </style:style>
    <style:style style:name="P57" style:parent-style-name="Listenabsatz1" style:list-style-name="LFO3" style:family="paragraph">
      <style:paragraph-properties fo:margin-top="0.0833in" fo:margin-bottom="0.0833in" fo:line-height="100%" fo:background-color="#FFFFFF"/>
      <style:text-properties style:font-name="Arial" style:font-name-complex="Arial" fo:font-size="10.5pt" style:font-size-asian="10.5pt" style:font-size-complex="10.5pt" fo:language="de" fo:country="DE"/>
    </style:style>
    <style:style style:name="P58" style:parent-style-name="Überschrift21" style:family="paragraph">
      <style:paragraph-properties fo:margin-top="0.1666in" fo:margin-bottom="0.0416in" fo:background-color="#FFFFFF"/>
    </style:style>
    <style:style style:name="T59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60" style:parent-style-name="StandardWeb1" style:family="paragraph">
      <style:paragraph-properties fo:margin-top="0.0833in" fo:margin-bottom="0.0833in" fo:background-color="#FFFFFF"/>
      <style:text-properties style:font-name="Arial" style:font-name-complex="Arial" fo:color="#222222" fo:font-size="10.5pt" style:font-size-asian="10.5pt" style:font-size-complex="10.5pt" fo:language="de" fo:country="DE"/>
    </style:style>
    <style:style style:name="P61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62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63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T64" style:parent-style-name="Absatz-Standardschriftart1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65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66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67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68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P69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70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71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P72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73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74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75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P76" style:parent-style-name="Überschrift21" style:family="paragraph">
      <style:paragraph-properties fo:margin-top="0.1666in" fo:margin-bottom="0.0416in" fo:background-color="#FFFFFF"/>
    </style:style>
    <style:style style:name="T77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78" style:parent-style-name="Überschrift21" style:family="paragraph">
      <style:paragraph-properties fo:margin-top="0.1666in" fo:margin-bottom="0.0416in" fo:background-color="#FFFFFF"/>
    </style:style>
    <style:style style:name="T79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80" style:parent-style-name="Listenabsatz1" style:list-style-name="LFO5" style:family="paragraph"/>
    <style:style style:name="T81" style:parent-style-name="Hyperlink" style:family="text">
      <style:text-properties fo:language="de" fo:country="DE"/>
    </style:style>
    <style:style style:name="T82" style:parent-style-name="Absatz-Standardschriftart" style:family="text">
      <style:text-properties fo:language="de" fo:country="DE"/>
    </style:style>
    <style:style style:name="T83" style:parent-style-name="Absatz-Standardschriftart1" style:family="text">
      <style:text-properties fo:language="de" fo:country="DE"/>
    </style:style>
    <style:style style:name="P84" style:parent-style-name="Listenabsatz1" style:list-style-name="LFO5" style:family="paragraph"/>
    <style:style style:name="T85" style:parent-style-name="Hyperlink" style:family="text">
      <style:text-properties fo:language="de" fo:country="DE"/>
    </style:style>
    <style:style style:name="T86" style:parent-style-name="Absatz-Standardschriftart" style:family="text">
      <style:text-properties fo:language="de" fo:country="DE"/>
    </style:style>
    <style:style style:name="T87" style:parent-style-name="Absatz-Standardschriftart" style:family="text">
      <style:text-properties fo:language="de" fo:country="DE"/>
    </style:style>
    <style:style style:name="T88" style:parent-style-name="Absatz-Standardschriftart" style:family="text">
      <style:text-properties fo:language="de" fo:country="DE"/>
    </style:style>
    <style:style style:name="T89" style:parent-style-name="Absatz-Standardschriftart" style:family="text">
      <style:text-properties fo:language="de" fo:country="DE"/>
    </style:style>
    <style:style style:name="P90" style:parent-style-name="Standard1" style:family="paragraph">
      <style:paragraph-properties fo:margin-top="0.0694in" fo:margin-bottom="0.0166in" fo:line-height="100%" fo:background-color="#FFFFFF"/>
      <style:text-properties style:font-name="Arial" style:font-name-complex="Arial" fo:color="#222222" fo:font-size="10.5pt" style:font-size-asian="10.5pt" style:font-size-complex="10.5pt" fo:language="de" fo:country="DE"/>
    </style:style>
    <style:style style:name="P91" style:parent-style-name="Standard1" style:family="paragraph">
      <style:paragraph-properties fo:margin-bottom="0.0416in" fo:line-height="100%"/>
      <style:text-properties style:font-name="Georgia" style:font-name-asian="Times New Roman" fo:color="#000000" style:letter-kerning="true" fo:font-size="21.5pt" style:font-size-asian="21.5pt" style:font-size-complex="21.5pt" fo:language="de" fo:country="DE"/>
    </style:style>
    <style:style style:name="P92" style:parent-style-name="Listenabsatz" style:list-style-name="LFO6" style:family="paragraph"/>
    <style:style style:name="T93" style:parent-style-name="Absatz-Standardschriftart" style:family="text">
      <style:text-properties fo:language="de" fo:country="DE"/>
    </style:style>
  </office:automatic-styles>
  <office:body>
    <office:text text:use-soft-page-breaks="true">
      <text:h text:style-name="P1" text:outline-level="1">Margit Pohl</text:h>
      <text:p text:style-name="P2"><text:span text:style-name="T3">Margit Pohl</text:span><text:span text:style-name="T4"><text:s/></text:span><text:span text:style-name="T5">(* 1957) (1)<text:s/></text:span><text:span text:style-name="T6">ist eine</text:span><text:span text:style-name="T7"><text:s/></text:span><text:a office:title="Informatiker" xlink:href="https://de.wikipedia.org/wiki/Informatiker" office:target-frame-name="_top" xlink:show="replace"><text:span text:style-name="T8">Informatikerin</text:span></text:a><text:span text:style-name="T9"> in den Bereiche</text:span><text:span text:style-name="T10">n</text:span><text:span text:style-name="T11"><text:s/></text:span><text:a xlink:href="https://de.wikipedia.org/wiki/Kognitionspsychologie" office:target-frame-name="_top" xlink:show="replace"><text:span text:style-name="T12">Kognitionspsychologie</text:span></text:a><text:span text:style-name="T13"><text:s/>und<text:s/></text:span><text:a xlink:href="https://de.wikipedia.org/wiki/Mensch-Computer-Interaktion" office:target-frame-name="_top" xlink:show="replace"><text:span text:style-name="T14">Mensch-Computer-Interaktion</text:span></text:a><text:span text:style-name="T15"><text:s/>und Professorin an der </text:span><text:a office:title="Technische Universität Wien" xlink:href="https://de.wikipedia.org/wiki/Technische_Universität_Wien" office:target-frame-name="_top" xlink:show="replace"><text:span text:style-name="T16">Technischen Universität Wien</text:span></text:a><text:span text:style-name="T17">.<text:s/></text:span></text:p>
      <text:h text:style-name="P18" text:outline-level="2"><text:span text:style-name="T19">Leben</text:span></text:h>
      <text:p text:style-name="P20"><text:span text:style-name="T21">Margit Pohl<text:s/></text:span><text:span text:style-name="T22">begann ihre akademische Laufbahn mit einem<text:s/></text:span><text:span text:style-name="T23">Studium der</text:span><text:span text:style-name="T24"><text:s/>Wirtschaftsinformatik und Psychologie an der Universität Wien.</text:span><text:span text:style-name="T25"><text:s/>Ersteres schloss sie im Jahre<text:s/></text:span><text:span text:style-name="T26">1989 mit einem Magister (Master of Science) im Bereich<text:s/></text:span><text:a xlink:href="https://de.wikipedia.org/wiki/Informationssystem" office:target-frame-name="_top" xlink:show="replace"><text:span text:style-name="T27">Informationssysteme</text:span></text:a><text:span text:style-name="T28"><text:s/>mit einem Fokus auf<text:s/></text:span><text:a xlink:href="https://de.wikipedia.org/wiki/%C3%96konometrie" office:target-frame-name="_top" xlink:show="replace"><text:span text:style-name="T29">Ökonometrie</text:span></text:a><text:span text:style-name="T30"><text:s/>ab.</text:span><text:span text:style-name="T31"><text:s/></text:span><text:span text:style-name="T32">Ihre erarbeitete Diplomarbeit hat sie über "Ein werttheoretisches Modell in einer Leontief-Ökonomie" geschrieben. Das Studium in Psychologie schloss Pohl 1993 mit einer Doktorarbeit in „Geschlechtsspezifische Unterschiede im Sprachverhalten“ ab.</text:span><text:span text:style-name="T33"><text:s/>Seit 1991 ist sie an der TU Wien tätig. Ihre<text:s/></text:span><text:a xlink:href="https://de.wikipedia.org/wiki/Habilitation" office:target-frame-name="_top" xlink:show="replace"><text:span text:style-name="T34">Habilitation</text:span></text:a><text:span text:style-name="T35"><text:s/>in Informatik für den Bereich Mensch-Computer-Interaktion erhielt sie 2002 und handelte von "Hypertext und analoge Wissensrepräsentation". Momentan ist sie als außerordentliche Professorin an der TU Wien tätig.</text:span></text:p>
      <text:p text:style-name="P36"><text:span text:style-name="T37">Forschung</text:span></text:p>
      <text:p text:style-name="P38"><text:span text:style-name="T39">I</text:span><text:span text:style-name="T40">hr Forschungsschwerpunkt liegt auf<text:s/></text:span><text:a xlink:href="https://de.wikipedia.org/wiki/Mensch-Computer-Interaktion" office:target-frame-name="_top" xlink:show="replace"><text:span text:style-name="T41">Mensch-Computer-Interaktion</text:span></text:a><text:span text:style-name="T42"><text:s/>und kognitive Psychologie. Weitere Fokuspunkte ihrer Forschungsarbeit sind:</text:span></text:p>
      <text:list text:style-name="LFO1" text:continue-numbering="true">
        <text:list-item>
          <text:p text:style-name="P43"><text:a xlink:href="https://de.wikipedia.org/wiki/E-Learning" office:target-frame-name="_top" xlink:show="replace"><text:span text:style-name="T44">E-Learning</text:span></text:a></text:p>
        </text:list-item>
        <text:list-item>
          <text:p text:style-name="P45"><text:a xlink:href="https://de.wikipedia.org/wiki/Informationsvisualisierung" office:target-frame-name="_top" xlink:show="replace"><text:span text:style-name="T46">Informationsvisualisierung</text:span></text:a></text:p>
        </text:list-item>
        <text:list-item>
          <text:p text:style-name="P47"><text:a xlink:href="https://de.wikipedia.org/wiki/Gender_Studies" office:target-frame-name="_top" xlink:show="replace"><text:span text:style-name="T48">Gender Studies</text:span></text:a></text:p>
        </text:list-item>
      </text:list>
      <text:h text:style-name="P49" text:outline-level="2"><text:span text:style-name="T50">Im Folgenden ist eine Auswahl ihrer aktuellen und abgeschlossenen Forschungsprojektе angeführt:</text:span></text:h>
      <text:list text:style-name="LFO2" text:continue-numbering="true">
        <text:list-item>
          <text:p text:style-name="P51">"Business Awareness on Sustainable Innovation Strategies - BASIS", 2000-2002. finanziert von:<text:s/>European Commission, Directorate General XIII, Telecommunications, Information Market and Exploitation of Research</text:p>
        </text:list-item>
        <text:list-item>
          <text:p text:style-name="P52"><text:span text:style-name="T53">"MobiLearn" – Mobile Learning: Medieninformatik Any-Time Any-Where. 2002-2004. finanziert von: Bundesministerium für Bildung, Wissenschaft un</text:span><text:span text:style-name="T54">d Kultur (Initiative "Neue Medien in der Lehre an Universitäten und Fachhochschulen").<text:s/></text:span><text:a xlink:href="http://www.mobilearn.at" office:target-frame-name="_top" xlink:show="replace"><text:span text:style-name="T55">www.mobilearn.at</text:span></text:a></text:p>
        </text:list-item>
      </text:list>
      <text:list text:style-name="LFO3" text:continue-numbering="true">
        <text:list-item>
          <text:p text:style-name="P56">"Interactive Information Visualization: Exploring and Supporting Human Reasoning Processes", 2004-2006. finanziert von: WWTF. ieg.ifs.tuwien.ac.at/projects/in2vis</text:p>
        </text:list-item>
        <text:list-item>
          <text:p text:style-name="P57">"Visual Analytics - Mastering the Information Age", 2008-2010, financed by: European Commission, DG Information Society and Media</text:p>
        </text:list-item>
      </text:list>
      <text:h text:style-name="P58" text:outline-level="2"><text:span text:style-name="T59">Publikationen (Auswahl)</text:span></text:h>
      <text:p text:style-name="P60">Laut<text:s/>ResearchGate verfügt Pohl über mehr als 90 Forschungspublikationen und diese Publikationen sind mehr als 10,000 gelesen und 460 Mal zitiert. Es folgt eine Auswahl ihrer meistzitierten Arbeiten:</text:p>
      <text:list text:style-name="LFO4" text:continue-numbering="true">
        <text:list-item>
          <text:p text:style-name="P61"><text:span text:style-name="T62">Solving Problems with Visual Analytics.</text:span><text:span text:style-name="T63"> </text:span><text:span text:style-name="T64">2011</text:span></text:p>
        </text:list-item>
        <text:list-item>
          <text:p text:style-name="P65"><text:span text:style-name="T66">Gravi++: Interactive Information Visualization to<text:s/></text:span><text:span text:style-name="T67">Explore Highly Structured Temporal Data.</text:span><text:span text:style-name="T68"><text:s/>2005</text:span></text:p>
        </text:list-item>
        <text:list-item>
          <text:p text:style-name="P69"><text:span text:style-name="T70">TimeCleanser: a visual analytics approach for data cleansing of time-oriented data</text:span><text:span text:style-name="T71">. 2014</text:span></text:p>
        </text:list-item>
        <text:list-item>
          <text:p text:style-name="P72"><text:span text:style-name="T73">Cognitive Biases in Visual Analytics - A Critical Reflection.<text:s/></text:span><text:a xlink:href="https://dblp.uni-trier.de/db/books/collections/E2018.html#Pohl18" office:target-frame-name="_top" xlink:show="replace"><text:span text:style-name="T74">Cognitive Biases in Visualizations 2018</text:span></text:a><text:span text:style-name="T75"><text:s/>– Kapitel in eines Buchs.</text:span></text:p>
        </text:list-item>
      </text:list>
      <text:soft-page-break/>
      <text:h text:style-name="P76" text:outline-level="2"><text:span text:style-name="T77">Auszeichnungen &amp; Ehrungen</text:span></text:h>
      <text:h text:style-name="P78" text:outline-level="2"><text:span text:style-name="T79">Weblinks</text:span></text:h>
      <text:list text:style-name="LFO5" text:continue-numbering="true">
        <text:list-item>
          <text:p text:style-name="P80"><text:a xlink:href="https://informatics.tuwien.ac.at/people/margit-pohl?fbclid=IwAR1adnc2p36VwuZ2q_QbaDiG7TzI8w61CkIBg56hyg2PfPpZCvrPmh0FyFs" office:target-frame-name="_top" xlink:show="replace"><text:span text:style-name="T81">Margit Pohl</text:span></text:a><text:span text:style-name="T82"><text:s/></text:span><text:span text:style-name="T83">auf der Website der TU Wien</text:span></text:p>
        </text:list-item>
        <text:list-item>
          <text:p text:style-name="P84"><text:a xlink:href="https://www.researchgate.net/profile/Margit_Pohl?fbclid=IwAR2BBtkpjuiFLTDM2_ZaO8P3xGTwYkVxwV1o9xOeRN4f7yWKn8ca6fmUHaE" office:target-frame-name="_top" xlink:show="replace"><text:span text:style-name="T85">Margit Pohl</text:span></text:a><text:span text:style-name="T86"><text:s/>auf<text:s/></text:span><text:span text:style-name="T87">Research</text:span><text:span text:style-name="T88">G</text:span><text:span text:style-name="T89">ate</text:span></text:p>
        </text:list-item>
      </text:list>
      <text:p text:style-name="P90"/>
      <text:h text:style-name="P91" text:outline-level="1">Sources</text:h>
      <text:list text:style-name="LFO6" text:continue-numbering="true">
        <text:list-item>
          <text:p text:style-name="P92"><text:span text:style-name="T93">https://www.frauenspuren.at/frauenspuren_heute/professorinnen/margit_pohl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1" style:display-name="Standard1" style:family="paragraph">
      <style:paragraph-properties fo:line-height="102%"/>
      <style:text-properties fo:hyphenate="false"/>
    </style:style>
    <style:style style:name="StandardWeb1" style:display-name="Standard (Web)1" style:family="paragraph" style:parent-style-name="Standard1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Kommentartext1" style:display-name="Kommentartext1" style:family="paragraph" style:parent-style-name="Standard1">
      <style:paragraph-properties fo:line-height="100%"/>
      <style:text-properties fo:font-size="10pt" style:font-size-asian="10pt" style:font-size-complex="10pt" fo:hyphenate="false"/>
    </style:style>
    <style:style style:name="Listenabsatz1" style:display-name="Listenabsatz1" style:family="paragraph" style:parent-style-name="Standard1">
      <style:paragraph-properties fo:line-height="101%" fo:margin-left="0.5in">
        <style:tab-stops/>
      </style:paragraph-properties>
      <style:text-properties fo:hyphenate="false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Reference" style:display-name="Comment Reference" style:family="text" style:parent-style-name="Absatz-Standardschriftart">
      <style:text-properties fo:font-size="8pt" style:font-size-asian="8pt" style:font-size-complex="8pt"/>
    </style:style>
    <style:style style:name="Absatz-Standardschriftart1" style:display-name="Absatz-Standardschriftart1" style:family="text"/>
    <style:style style:name="mw-headline" style:display-name="mw-headline" style:family="text" style:parent-style-name="Absatz-Standardschriftart1"/>
    <style:style style:name="Kommentarzeichen1" style:display-name="Kommentarzeichen1" style:family="text" style:parent-style-name="Absatz-Standardschriftart1">
      <style:text-properties fo:font-size="8pt" style:font-size-asian="8pt" style:font-size-complex="8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Überschrift21" style:display-name="Überschrift 21" style:family="paragraph" style:parent-style-name="Standard1" style:next-style-name="Standard1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yperlink" style:display-name="Hyperlink" style:family="text" style:parent-style-name="Absatz-Standardschriftart1">
      <style:text-properties fo:color="#0000FF" style:text-underline-type="single" style:text-underline-style="solid" style:text-underline-width="auto" style:text-underline-mode="continuous" style:text-underline-color="#000000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HTML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Titel1" style:display-name="Titel1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95in" text:min-label-width="0.25in" text:list-level-position-and-space-mode="label-alignment">
          <style:list-level-label-alignment text:label-followed-by="listtab" fo:margin-left="3.0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95in" text:min-label-width="0.25in" text:list-level-position-and-space-mode="label-alignment">
          <style:list-level-label-alignment text:label-followed-by="listtab" fo:margin-left="3.5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95in" text:min-label-width="0.25in" text:list-level-position-and-space-mode="label-alignment">
          <style:list-level-label-alignment text:label-followed-by="listtab" fo:margin-left="4.0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95in" text:min-label-width="0.25in" text:list-level-position-and-space-mode="label-alignment">
          <style:list-level-label-alignment text:label-followed-by="listtab" fo:margin-left="4.5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ирослав Михалев</meta:initial-creator>
    <dc:creator>StudentIn</dc:creator>
    <meta:creation-date>2020-01-04T15:43:00Z</meta:creation-date>
    <dc:date>2020-01-04T15:43:00Z</dc:date>
    <meta:template xlink:href="Normal" xlink:type="simple"/>
    <meta:editing-cycles>2</meta:editing-cycles>
    <meta:editing-duration>PT0S</meta:editing-duration>
    <meta:document-statistic meta:page-count="2" meta:paragraph-count="7" meta:word-count="544" meta:character-count="3971" meta:row-count="28" meta:non-whitespace-character-count="3434"/>
  </office:meta>
</office:document-meta>
</file>